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fill-color="#ffffff" draw:auto-grow-height="true" fo:min-height="2cm"/>
      <style:paragraph-properties style:writing-mode="lr-tb"/>
    </style:style>
    <style:style style:name="pr4" style:family="presentation" style:parent-style-name="Inspiration-outline1">
      <style:graphic-properties draw:fill-color="#ffffff" fo:min-height="13.609cm"/>
      <style:paragraph-properties style:writing-mode="lr-tb"/>
    </style:style>
    <style:style style:name="pr5" style:family="presentation" style:parent-style-name="Inspiration-outline1">
      <style:graphic-properties draw:fill-color="#ffffff" fo:min-height="14.93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.6cm" fo:margin-right="0cm" fo:text-indent="0cm"/>
    </style:style>
    <style:style style:name="P5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ff00ff" loext:opacity="100%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Algorithmique</text:p>
            <text:p/>
            <text:p>Choix des structures répétitiv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2">structures répétitives</text:p>
              </text:list-header>
            </text:list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Je connais le nombre de répétitions à effectuer</text:p>
                <text:list>
                  <text:list-item>
                    <text:p xml:id="id1" text:id="id1">ex : afficher 15 fois "coucou"</text:p>
                  </text:list-item>
                  <text:list-item>
                    <text:p><text:span text:style-name="T1">structure de type POUR</text:span></text:p>
                  </text:list-item>
                </text:list>
              </text:list-item>
              <text:list-item>
                <text:p>Je ne connais pas le nombre de répétitions à effectuer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2">structures répétitives</text:p>
              </text:list-header>
            </text:list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Je connais le nombre de répétitions à effectuer</text:p>
                <text:list>
                  <text:list-item>
                    <text:p><text:span text:style-name="T1">structure de type POUR</text:span></text:p>
                  </text:list-item>
                </text:list>
              </text:list-item>
              <text:list-item>
                <text:p>Je ne connais pas le nombre de répétitions à effectuer</text:p>
                <text:list>
                  <text:list-item>
                    <text:p xml:id="id2" text:id="id2">Je dois faire au moins une fois les actions de la boucle pour avoir la condition de sortie (ce qui est le cas dans 99 % du temps)</text:p>
                    <text:list>
                      <text:list-item>
                        <text:p>ex : afficher une menu tant que le choix n'est pas bon</text:p>
                      </text:list-item>
                    </text:list>
                    <text:p xml:id="id3" text:id="id3"/>
                  </text:list-item>
                  <text:list-item>
                    <text:p>Ma condition de sortie peut être vérifiée avant d'avoir fait les actions de la bouc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2">structures répétitives</text:p>
              </text:list-header>
            </text:list>
          </draw:text-box>
        </draw:frame>
        <draw:frame presentation:style-name="pr5" draw:text-style-name="P1" draw:layer="layout" svg:width="25.199cm" svg:height="14.936cm" svg:x="1.4cm" svg:y="4.914cm" presentation:class="outline" presentation:user-transformed="true">
          <draw:text-box>
            <text:list text:style-name="L2">
              <text:list-item>
                <text:p text:style-name="P2">Je connais le nombre de répétitions à effectuer</text:p>
                <text:list>
                  <text:list-item>
                    <text:p><text:span text:style-name="T1">structure de type POUR</text:span></text:p>
                  </text:list-item>
                </text:list>
              </text:list-item>
              <text:list-item>
                <text:p>Je ne connais pas le nombre de répétitions à effectuer</text:p>
                <text:list>
                  <text:list-item>
                    <text:p text:style-name="P5"><text:span text:style-name="T2">Je dois faire au moins une fois les actions de la boucle pour avoir la condition de sortie</text:span>(ce qui est le cas dans 99 % du temps)</text:p>
                    <text:list>
                      <text:list-item>
                        <text:p>ex : afficher une menu tant que le choix n'est pas bon</text:p>
                      </text:list-item>
                      <text:list-item>
                        <text:p><text:span text:style-name="T1">structure de type FAIRE – TANTQUE </text:span></text:p>
                      </text:list-item>
                      <text:list-item>
                        <text:p><text:span text:style-name="T1">structure de type REPETER – jusqu'à</text:span></text:p>
                      </text:list-item>
                    </text:list>
                  </text:list-item>
                  <text:list-item>
                    <text:p>Ma condition de sortie peut être vérifiée avant d'avoir fait les actions de la boucle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2">structures répétitives</text:p>
              </text:list-header>
            </text:list>
          </draw:text-box>
        </draw:frame>
        <draw:frame presentation:style-name="pr5" draw:text-style-name="P1" draw:layer="layout" svg:width="25.199cm" svg:height="14.936cm" svg:x="1.4cm" svg:y="4.914cm" presentation:class="outline" presentation:user-transformed="true">
          <draw:text-box>
            <text:list text:style-name="L2">
              <text:list-item>
                <text:p text:style-name="P2">Je connais le nombre de répétitions à effectuer</text:p>
                <text:list>
                  <text:list-item>
                    <text:p><text:span text:style-name="T1">structure de type POUR</text:span></text:p>
                  </text:list-item>
                </text:list>
              </text:list-item>
              <text:list-item>
                <text:p>Je ne connais pas le nombre de répétitions à effectuer</text:p>
                <text:list>
                  <text:list-item>
                    <text:p text:style-name="P5"><text:span text:style-name="T2">Je dois faire au moins une fois les actions de la boucle pour avoir la condition de sortie</text:span>(ce qui est le cas dans 99 % du temps)</text:p>
                    <text:list>
                      <text:list-item>
                        <text:p><text:span text:style-name="T1">structure de type FAIRE – TANTQUE </text:span></text:p>
                      </text:list-item>
                      <text:list-item>
                        <text:p><text:span text:style-name="T1">structure de type REPETER – jusqu'à</text:span></text:p>
                      </text:list-item>
                    </text:list>
                  </text:list-item>
                  <text:list-item>
                    <text:p>Ma condition de sortie peut être vérifiée avant d'avoir fait les actions de la boucle</text:p>
                    <text:list>
                      <text:list-item>
                        <text:p><text:span text:style-name="T1">structure de type TANT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5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9-11-06T08:30:28</meta:creation-date>
    <dc:date>2022-10-18T17:50:29.981858202</dc:date>
    <meta:editing-cycles>14</meta:editing-cycles>
    <meta:editing-duration>PT35M21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